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 Sans" svg:font-family="'Open Sans', Helvetic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444444" style:font-name="Open Sans" fo:font-size="10.5pt" fo:letter-spacing="normal" fo:font-style="normal" fo:font-weight="normal"/>
    </style:style>
    <style:style style:name="P2" style:family="paragraph" style:parent-style-name="Quotations">
      <style:paragraph-properties fo:margin-left="1cm" fo:margin-right="1cm" fo:margin-top="0cm" fo:margin-bottom="0cm" fo:line-height="171%" fo:text-indent="0cm" style:auto-text-indent="false" fo:padding="0cm" fo:border="none"/>
    </style:style>
    <style:style style:name="P3" style:family="paragraph" style:parent-style-name="Quotations">
      <style:paragraph-properties fo:margin-left="1cm" fo:margin-right="1cm" fo:margin-top="0cm" fo:margin-bottom="0cm" fo:line-height="171%" fo:text-indent="0cm" style:auto-text-indent="false" fo:padding="0cm" fo:border="none"/>
      <style:text-properties fo:font-variant="normal" fo:text-transform="none" fo:color="#444444" style:font-name="Open Sans" fo:font-size="10.5pt" fo:letter-spacing="normal" fo:font-style="italic" fo:font-weight="normal"/>
    </style:style>
    <style:style style:name="P4" style:family="paragraph" style:parent-style-name="Heading_20_1">
      <style:paragraph-properties fo:margin-left="1cm" fo:margin-right="1cm" fo:margin-top="0cm" fo:margin-bottom="0cm" fo:line-height="150%" fo:text-indent="0cm" style:auto-text-indent="false" fo:padding="0cm" fo:border="none"/>
      <style:text-properties fo:font-variant="normal" fo:text-transform="none" fo:color="#3366ff" style:font-name="Open Sans" fo:font-size="15.75pt" fo:letter-spacing="normal" fo:font-style="italic" fo:font-weight="normal"/>
    </style:style>
    <style:style style:name="P5" style:family="paragraph" style:parent-style-name="Heading_20_4">
      <style:paragraph-properties fo:margin-left="1cm" fo:margin-right="1cm" fo:margin-top="0cm" fo:margin-bottom="0.499cm" fo:line-height="184%" fo:text-indent="0cm" style:auto-text-indent="false" fo:padding="0cm" fo:border="none"/>
      <style:text-properties fo:font-variant="normal" fo:text-transform="none" fo:color="#444444" style:font-name="Open Sans" fo:font-size="10.5pt" fo:letter-spacing="normal" fo:font-style="italic" fo:font-weight="normal"/>
    </style:style>
    <style:style style:name="T1" style:family="text">
      <style:text-properties fo:font-variant="normal" fo:text-transform="none" fo:color="#008000" style:font-name="Open Sans" fo:font-size="10.5pt" fo:letter-spacing="normal" fo:font-style="italic" fo:font-weight="normal"/>
    </style:style>
    <style:style style:name="T2" style:family="text">
      <style:text-properties fo:font-variant="normal" fo:text-transform="none" fo:color="#444444" style:font-name="Open Sans" fo:font-size="10.5pt" fo:letter-spacing="normal" fo:font-style="italic" fo:font-weight="normal"/>
    </style:style>
    <style:style style:name="T3" style:family="text">
      <style:text-properties fo:font-variant="normal" fo:text-transform="none" fo:color="#9f9f9f" style:font-name="Open Sans" fo:font-size="10.5pt" fo:letter-spacing="normal" fo:font-style="italic"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uce Eglington, from the University of Saskatchewan, Canada, has provided the case study below, showing how they have been able to put our CopyCat Developer Tools to use for their needs :</text:p>
      <text:p text:style-name="P1"/>
      <text:h text:style-name="P4" text:outline-level="1">Geochronology, Isotope Geochemistry, Lithostratigraphy, Ore Deposit and Large Igneous Province Databases for the Academic and Mineral Exploration Industry</text:h>
      <text:p text:style-name="P2"><text:span text:style-name="Strong_20_Emphasis"><text:span text:style-name="T1">Saskatchewan Isotope Laboratory, University of Saskatchewan, Canada</text:span></text:span></text:p>
      <text:h text:style-name="P5" text:outline-level="4">Project presentation</text:h>
      <text:p text:style-name="P3">Two online databases provide linked information to the earth science community, relevant to the study of early Earth history. One database (DateView) contains geochronology and isotope geochemical records while the other (StratDB) contains information on lithostratigraphic units, ore deposits and large igneous provinces. Both databases were developed, in part, to support the objectives of project IGCP 509, a five-year project run under the auspices of the International Geodynamics Programme. At this stage the DateView database contains in excess of 107,000 summary records and is the only global geochronology database known. StratDB is also unique, containing information for about 15,000 lithostratigraphic units, 16,000 ore deposits and several thousand large igneous province occurrences. Users are situated on six continents.</text:p>
      <text:h text:style-name="P5" text:outline-level="4">Technical description</text:h>
      <text:p text:style-name="P3">The database engine used is Firebird 2.5 with all user interface programming in Delphi (currently version XE2) and Intraweb. Use of Intraweb substantially reduced the time and effort required to achieve an online user interface which easily permits user access to be controlled while also keeping track of state when users insert or modify database contents.</text:p>
      <text:p text:style-name="P2"><text:span text:style-name="T2">Both databases have a number of tables with information that should logically be common to both. Ensuring that these tables and fields remained synchronised while still maintaining two separate physical databases was a challenge which was effectively achieved using Microtec’s </text:span><text:a xlink:type="simple" xlink:href="http://copycat.fr/wordpress/copycat/"><text:span text:style-name="T3">CopyCat replication engine</text:span></text:a><text:span text:style-name="T2">. Any new or modified records in tables needed in both databases are always updated in the ‘master’ database and then automatically replicated to the other database as part of the record’s update event. In addition, both databases are also replicated to a backup computer so as to ensure that up-to-date versions of the databases are available in case the primary host server fails. In some cases it is also necessary to replicate data to servers which contain only region- or user-specific data. CopyCat has allowed us to achieve this without any drastic redesign of the database </text:span><text:soft-page-break/><text:span text:style-name="T2">or rewriting of the interface software. Some individual users have personal, local versions of both StratDB and DateView for experimenting with unpublished or confidential data . A solution was also required to facilitate local replication in these cases.</text:span></text:p>
      <text:p text:style-name="P3">Replication details for the databases are stored in a table within the ‘master’ database, including computer names, URL’s, etc for both source and target databases. When information is changed in any of the tables requiring replication, these details are accessed and the appropriate replication occurs.</text:p>
      <text:h text:style-name="P5" text:outline-level="4">Conclusion</text:h>
      <text:h text:style-name="P5" text:outline-level="4">Contact information</text:h>
      <text:p text:style-name="P2"><text:span text:style-name="T2">For more information on the databases or for contact links, visit the database website at</text:span><text:a xlink:type="simple" xlink:href="http://sil.usask.ca/databases.htm"><text:span text:style-name="T3">http://sil.usask.ca/databases.htm</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 Sans" svg:font-family="'Open Sans', Helvetic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han Neve</meta:initial-creator>
    <meta:creation-date>2014-06-09T21:32:22.46</meta:creation-date>
    <meta:document-statistic meta:table-count="0" meta:image-count="0" meta:object-count="0" meta:page-count="2" meta:paragraph-count="12" meta:word-count="476" meta:character-count="3237"/>
    <dc:date>2014-06-09T21:33:21.35</dc:date>
    <dc:creator>Jonathan Neve</dc:creator>
    <meta:editing-duration>PT00H01M03S</meta:editing-duration>
    <meta:editing-cycles>1</meta:editing-cycles>
    <meta:generator>OpenOffice.org/3.2$Win32 OpenOffice.org_project/320m18$Build-9502</meta:generator>
  </office:meta>
</office:document-meta>
</file>